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  <style:text-properties officeooo:rsid="0016283e" officeooo:paragraph-rsid="0016283e"/>
    </style:style>
    <style:style style:name="P4" style:family="paragraph" style:parent-style-name="Heading_20_2">
      <style:text-properties officeooo:rsid="001a5368" officeooo:paragraph-rsid="001a5368"/>
    </style:style>
    <style:style style:name="P5" style:family="paragraph" style:parent-style-name="Heading_20_2">
      <style:text-properties officeooo:paragraph-rsid="0016283e"/>
    </style:style>
    <style:style style:name="P6" style:family="paragraph" style:parent-style-name="Heading_20_2">
      <style:text-properties officeooo:rsid="00339e8a" officeooo:paragraph-rsid="00339e8a"/>
    </style:style>
    <style:style style:name="P7" style:family="paragraph" style:parent-style-name="Text_20_body">
      <style:paragraph-properties fo:text-align="justify" style:justify-single-word="false"/>
      <style:text-properties officeooo:rsid="0016283e" officeooo:paragraph-rsid="0016283e"/>
    </style:style>
    <style:style style:name="P8" style:family="paragraph" style:parent-style-name="Text_20_body">
      <style:paragraph-properties fo:text-align="justify" style:justify-single-word="false"/>
      <style:text-properties fo:font-style="normal" officeooo:rsid="001a5368" officeooo:paragraph-rsid="001a5368" style:font-style-asian="normal" style:font-style-complex="normal"/>
    </style:style>
    <style:style style:name="P9" style:family="paragraph" style:parent-style-name="Text_20_body" style:list-style-name="L1">
      <style:paragraph-properties fo:text-align="justify" style:justify-single-word="false"/>
      <style:text-properties fo:font-style="normal" officeooo:rsid="001c04b5" officeooo:paragraph-rsid="001c04b5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1c04b5" officeooo:paragraph-rsid="001e18c1" style:font-style-asian="normal" style:font-style-complex="normal"/>
    </style:style>
    <style:style style:name="P11" style:family="paragraph" style:parent-style-name="Text_20_body" style:list-style-name="L1">
      <style:paragraph-properties fo:text-align="justify" style:justify-single-word="false"/>
      <style:text-properties fo:font-style="normal" officeooo:rsid="00244129" officeooo:paragraph-rsid="00244129" style:font-style-asian="normal" style:font-style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tyle="normal" officeooo:rsid="0025ba7f" officeooo:paragraph-rsid="0025ba7f" style:font-style-asian="normal" style:font-style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font-style="normal" officeooo:rsid="0026aebe" officeooo:paragraph-rsid="0026aebe" style:font-style-asian="normal" style:font-style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fo:font-style="normal" officeooo:rsid="0029389f" officeooo:paragraph-rsid="0029389f" style:font-style-asian="normal" style:font-style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style="normal" officeooo:rsid="002a0e5b" officeooo:paragraph-rsid="002a0e5b" style:font-style-asian="normal" style:font-style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style="normal" officeooo:rsid="002b538f" officeooo:paragraph-rsid="002b538f" style:font-style-asian="normal" style:font-style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style="normal" officeooo:rsid="002ee8fb" officeooo:paragraph-rsid="002ee8fb" style:font-style-asian="normal" style:font-style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tyle="normal" officeooo:rsid="00317804" officeooo:paragraph-rsid="00317804" style:font-style-asian="normal" style:font-style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style="normal" officeooo:rsid="00323f4c" officeooo:paragraph-rsid="00323f4c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rsid="00323f4c" officeooo:paragraph-rsid="00323f4c" style:font-style-asian="normal" style:font-style-complex="normal"/>
    </style:style>
    <style:style style:name="P21" style:family="paragraph" style:parent-style-name="Text_20_body">
      <style:text-properties fo:font-style="normal" officeooo:rsid="0039f613" officeooo:paragraph-rsid="0039f613" style:font-style-asian="normal" style:font-style-complex="normal"/>
    </style:style>
    <style:style style:name="T1" style:family="text">
      <style:text-properties officeooo:rsid="0016283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771c" style:font-style-asian="italic" style:font-style-complex="italic"/>
    </style:style>
    <style:style style:name="T4" style:family="text">
      <style:text-properties fo:font-style="italic" officeooo:rsid="00187805" style:font-style-asian="italic" style:font-style-complex="italic"/>
    </style:style>
    <style:style style:name="T5" style:family="text">
      <style:text-properties fo:font-style="italic" officeooo:rsid="001d685e" style:font-style-asian="italic" style:font-style-complex="italic"/>
    </style:style>
    <style:style style:name="T6" style:family="text">
      <style:text-properties fo:font-style="italic" officeooo:rsid="00339e8a" style:font-style-asian="italic" style:font-style-complex="italic"/>
    </style:style>
    <style:style style:name="T7" style:family="text">
      <style:text-properties fo:font-style="italic" officeooo:rsid="00352d1e" style:font-style-asian="italic" style:font-style-complex="italic"/>
    </style:style>
    <style:style style:name="T8" style:family="text">
      <style:text-properties fo:font-style="italic" officeooo:rsid="0036a0a6" style:font-style-asian="italic" style:font-style-complex="italic"/>
    </style:style>
    <style:style style:name="T9" style:family="text">
      <style:text-properties fo:font-style="italic" officeooo:rsid="003ab939" style:font-style-asian="italic" style:font-style-complex="italic"/>
    </style:style>
    <style:style style:name="T10" style:family="text">
      <style:text-properties fo:font-style="normal" officeooo:rsid="0017771c" style:font-style-asian="normal" style:font-style-complex="normal"/>
    </style:style>
    <style:style style:name="T11" style:family="text">
      <style:text-properties fo:font-style="normal" officeooo:rsid="00187805" style:font-style-asian="normal" style:font-style-complex="normal"/>
    </style:style>
    <style:style style:name="T12" style:family="text">
      <style:text-properties officeooo:rsid="001d685e"/>
    </style:style>
    <style:style style:name="T13" style:family="text">
      <style:text-properties officeooo:rsid="0022d48a"/>
    </style:style>
    <style:style style:name="T14" style:family="text">
      <style:text-properties officeooo:rsid="002d04e2"/>
    </style:style>
    <style:style style:name="T15" style:family="text">
      <style:text-properties style:font-name="Liberation Serif1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tyle="italic" style:font-style-asian="italic" style:font-style-complex="italic"/>
    </style:style>
    <style:style style:name="T18" style:family="text">
      <style:text-properties officeooo:rsid="003ab93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06_3445606724"/>Manuale<text:bookmark-end text:name="__RefHeading___Toc106_3445606724"/>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"><text:a xlink:type="simple" xlink:href="#__RefHeading___Toc106_3445606724" text:style-name="Index_20_Link" text:visited-style-name="Index_20_Link">Manuale<text:tab/>1</text:a></text:p>
          <text:p text:style-name="P2"><text:a xlink:type="simple" xlink:href="#__RefHeading___Toc108_3445606724" text:style-name="Index_20_Link" text:visited-style-name="Index_20_Link">Installazione<text:tab/>1</text:a></text:p>
          <text:p text:style-name="P2"><text:a xlink:type="simple" xlink:href="#__RefHeading___Toc110_3445606724" text:style-name="Index_20_Link" text:visited-style-name="Index_20_Link">Configurazione<text:tab/>1</text:a></text:p>
          <text:p text:style-name="P2"><text:a xlink:type="simple" xlink:href="#__RefHeading___Toc112_3445606724" text:style-name="Index_20_Link" text:visited-style-name="Index_20_Link">Esecuzione<text:tab/>2</text:a></text:p>
        </text:index-body>
      </text:table-of-content>
      <text:h text:style-name="P5" text:outline-level="2"><text:bookmark-start text:name="__RefHeading___Toc108_3445606724"/><text:span text:style-name="T1">Installazione</text:span><text:bookmark-end text:name="__RefHeading___Toc108_3445606724"/></text:h>
      <text:p text:style-name="P7">Il sistema è stato progettato per lavorare in ambiente Linux.</text:p>
      <text:p text:style-name="P7">Per ottenere gli eseguibili di client e server porsi nella cartella <text:span text:style-name="T3">src</text:span><text:span text:style-name="T10"> e battere </text:span><text:span text:style-name="T3">$ make all</text:span><text:span text:style-name="T10">. </text:span><text:span text:style-name="T11">Tale comando compilerà i sorgenti e genererà gli eseguibili nella cartella </text:span><text:span text:style-name="T4">src/bin/Debug/[</text:span><text:span text:style-name="T6">out</text:span><text:span text:style-name="T4">], </text:span><text:span text:style-name="T11">dove </text:span><text:span text:style-name="T8">[</text:span><text:span text:style-name="T7">out</text:span><text:span text:style-name="T8">]</text:span><text:span text:style-name="T4"> </text:span><text:span text:style-name="T11">può stare per </text:span><text:span text:style-name="T4">client </text:span><text:span text:style-name="T11">oppure </text:span><text:span text:style-name="T4">server</text:span><text:span text:style-name="T11">.</text:span></text:p>
      <text:h text:style-name="P4" text:outline-level="2"><text:bookmark-start text:name="__RefHeading___Toc110_3445606724"/>Configurazione<text:bookmark-end text:name="__RefHeading___Toc110_3445606724"/></text:h>
      <text:p text:style-name="P8">Tutti i parametri di configurazione sono statici, ovvero sono codificati nei sorgenti e richiedono una compilazione successiva alla loro modifica per poter osservarne gli effetti.</text:p>
      <text:p text:style-name="P10"><text:span text:style-name="T13">Quasi t</text:span>utti i parametri relativi a un aspetto del sistema si trovano <text:span text:style-name="T14">nei sorgenti </text:span>corrispondenti <text:span text:style-name="T12">in </text:span><text:span text:style-name="T5">src/logic</text:span>. In particolare, è possibile:</text:p>
      <text:list xml:id="list3445068655" text:style-name="L1">
        <text:list-item>
          <text:p text:style-name="P9">Cambiare indirizzo e porta di default del server in <text:span text:style-name="T2">dm_protocol/dm_protocol.h</text:span>;</text:p>
        </text:list-item>
        <text:list-item>
          <text:p text:style-name="P18">Numero di secondi da attendere prima di ritentare un invio fallito, massimo numero di bytes di un file da inviare in un singolo messaggio in <text:span text:style-name="T2">dm_protocol/dm_protocol.c</text:span></text:p>
        </text:list-item>
        <text:list-item>
          <text:p text:style-name="P11">Numero massimo di clients connessi contemporaneamente al server in <text:span text:style-name="T2">server/main.c;</text:span></text:p>
        </text:list-item>
        <text:list-item>
          <text:p text:style-name="P12">Tasso di perdita in <text:span text:style-name="T2">gbn/jammer.h</text:span>;</text:p>
        </text:list-item>
        <text:list-item>
          <text:p text:style-name="P13">Lunghezza della coda di invio in <text:span text:style-name="T2">gbn/launchBattery.h</text:span>;</text:p>
        </text:list-item>
        <text:list-item>
          <text:p text:style-name="P14">Massima dimensione di un pacchetto in <text:span text:style-name="T2">gbn/packet.h;</text:span></text:p>
        </text:list-item>
        <text:list-item>
          <text:p text:style-name="P15">Tempo di attesa per timeout constante in <text:span text:style-name="T2">gbn/timer.h;</text:span></text:p>
        </text:list-item>
        <text:list-item>
          <text:p text:style-name="P17">Coefficiente della distribuzione di probabilità utile per il calcolo del timeout adattativo in <text:span text:style-name="T2">gbn/timer.c;</text:span></text:p>
        </text:list-item>
        <text:list-item>
          <text:p text:style-name="P17"><text:span text:style-name="T15">Coefficienti α</text:span><text:span text:style-name="T16"> e </text:span><text:span text:style-name="T15">β</text:span><text:span text:style-name="T16"> per il calcolo dell’EWMA in </text:span><text:span text:style-name="T17">gbn/networkSampler.c;</text:span></text:p>
        </text:list-item>
        <text:list-item>
          <text:p text:style-name="P16">Ampiezza finestra di invio costante in <text:span text:style-name="T2">gbn/window.c;</text:span></text:p>
        </text:list-item>
        <text:list-item>
          <text:p text:style-name="P19">Livello di logging su console in <text:span text:style-name="T2">logger/logger.h;</text:span></text:p>
        </text:list-item>
      </text:list>
      <text:p text:style-name="P20">È <text:span text:style-name="T18">possibile compilare il sistema istruendolo a utilizzare il timeout adattativo aprendo il </text:span><text:span text:style-name="T9">Makefile</text:span><text:span text:style-name="T18"> e aggiungendo alla voce </text:span><text:span text:style-name="T9">DEFINE </text:span><text:span text:style-name="T18">la flag </text:span><text:span text:style-name="T9">-DTIMEOUT_ADAPTIVE.</text:span></text:p>
      <text:h text:style-name="P6" text:outline-level="2"><text:bookmark-start text:name="__RefHeading___Toc112_3445606724"/><text:soft-page-break/>Esecuzione<text:bookmark-end text:name="__RefHeading___Toc112_3445606724"/></text:h>
      <text:p text:style-name="P21">Porsi in <text:span text:style-name="T2">src/bin/Debug </text:span>e battere <text:span text:style-name="T2">$ ./server/server </text:span>per eseguire il server, <text:span text:style-name="T2">$ ./client/client</text:span> per eseguire il cli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16:50:45.067695017</meta:creation-date>
    <meta:generator>LibreOffice/7.0.6.2$Linux_X86_64 LibreOffice_project/00$Build-2</meta:generator>
    <dc:date>2021-10-18T17:24:57.744257741</dc:date>
    <meta:editing-duration>PT33M56S</meta:editing-duration>
    <meta:editing-cycles>34</meta:editing-cycles>
    <meta:document-statistic meta:table-count="0" meta:image-count="0" meta:object-count="0" meta:page-count="2" meta:paragraph-count="26" meta:word-count="268" meta:character-count="1802" meta:non-whitespace-character-count="1571"/>
  </office:meta>
</office:document-meta>
</file>